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8dd"/>
    </style:style>
    <style:style style:name="P2" style:family="paragraph" style:parent-style-name="Standard">
      <style:text-properties officeooo:rsid="001798dd" officeooo:paragraph-rsid="001798dd"/>
    </style:style>
    <style:style style:name="P3" style:family="paragraph" style:parent-style-name="Standard">
      <style:text-properties officeooo:rsid="00196040" officeooo:paragraph-rsid="00196040"/>
    </style:style>
    <style:style style:name="P4" style:family="paragraph" style:parent-style-name="Standard">
      <style:text-properties fo:font-weight="bold" officeooo:rsid="001798dd" officeooo:paragraph-rsid="001798d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98d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98dd" officeooo:paragraph-rsid="001798dd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ac317" officeooo:paragraph-rsid="001ac317"/>
    </style:style>
    <style:style style:name="T1" style:family="text">
      <style:text-properties officeooo:rsid="00196040"/>
    </style:style>
    <style:style style:name="T2" style:family="text">
      <style:text-properties officeooo:rsid="001977ab"/>
    </style:style>
    <style:style style:name="T3" style:family="text">
      <style:text-properties officeooo:rsid="001a9e58"/>
    </style:style>
    <style:style style:name="T4" style:family="text">
      <style:text-properties officeooo:rsid="001bc483"/>
    </style:style>
    <style:style style:name="T5" style:family="text">
      <style:text-properties officeooo:rsid="001cb391"/>
    </style:style>
    <style:style style:name="T6" style:family="text">
      <style:text-properties officeooo:rsid="00217bc8"/>
    </style:style>
    <style:style style:name="T7" style:family="text">
      <style:text-properties style:text-underline-style="solid" style:text-underline-width="auto" style:text-underline-color="font-color" officeooo:rsid="00217bc8"/>
    </style:style>
    <style:style style:name="T8" style:family="text">
      <style:text-properties style:text-underline-style="solid" style:text-underline-width="auto" style:text-underline-color="font-color" officeooo:rsid="001cb391"/>
    </style:style>
    <style:style style:name="T9" style:family="text">
      <style:text-properties officeooo:rsid="0023047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none" officeooo:rsid="00217bc8"/>
    </style:style>
    <style:style style:name="T12" style:family="text">
      <style:text-properties style:text-underline-style="none" officeooo:rsid="001cb3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olución de Preguntas Orientadoras</text:p>
      <text:p text:style-name="P1"/>
      <text:p text:style-name="P4">1. Describa brevemente los diferentes perfiles de familias de microprocesadores/microcontroladores de ARM explique alguna de las diferentes características.</text:p>
      <text:p text:style-name="P2"/>
      <text:p text:style-name="P2">E<text:span text:style-name="T1">ntre los perfiles de la arquitectura ARM, se tienen cortex A, cortex R y cortex M.</text:span></text:p>
      <text:p text:style-name="P3"><text:span text:style-name="T10">Cortex A.- </text:span>Orientado a aplicaciones de con sistemas operativos de propósito general. <text:span text:style-name="T2">Optimizado para aplicaciones multitarea.</text:span></text:p>
      <text:p text:style-name="P3"><text:span text:style-name="T10">Cortex R.-</text:span> Orientado a <text:span text:style-name="T2">sistema</text:span>s de tiempo real. </text:p>
      <text:p text:style-name="P3"><text:span text:style-name="T10">Cortex M.- </text:span>Orientado a<text:span text:style-name="T3">l desarrollo</text:span> de sistemas embebidos.</text:p>
      <text:p text:style-name="P2"/>
      <text:p text:style-name="P6">Cortex M</text:p>
      <text:p text:style-name="P2"/>
      <text:p text:style-name="P4">1. Describa brevemente las diferencias entre las familias de procesadores Cortex M0, M3 y M4.</text:p>
      <text:p text:style-name="P2"/>
      <text:p text:style-name="P7"><text:span text:style-name="T10">Cortex M0.- </text:span>Para implementaciones con mínimos requerimientos d<text:span text:style-name="T9">e procesamiento</text:span>. <text:span text:style-name="T4">La arquitectura de memoria es </text:span><text:span text:style-name="T5">Von Neumann</text:span><text:span text:style-name="T4">. </text:span><text:span text:style-name="T9">Arquitectura ARMv6-M.</text:span></text:p>
      <text:p text:style-name="P7"><text:span text:style-name="T10">Cortex M3.- </text:span><text:span text:style-name="T4">La arqui</text:span><text:span text:style-name="T5">t</text:span><text:span text:style-name="T4">ectura de memoria es </text:span><text:span text:style-name="T6">H</text:span><text:span text:style-name="T5">arvard. </text:span><text:span text:style-name="T9">Arquitectura ARMv7-M.</text:span></text:p>
      <text:p text:style-name="P7"><text:span text:style-name="T10">Cortex M4.-</text:span> <text:span text:style-name="T5">La arquitectura de memoria es </text:span><text:span text:style-name="T11">H</text:span><text:span text:style-name="T12">arvard</text:span><text:span text:style-name="T5">. </text:span><text:span text:style-name="T9">Arquitectura ARMv7E-M. Implementación en modo opcional de la FPU (unidad de punto flotante). </text:span><text:span text:style-name="T5"><text:s/></text:span><text:span text:style-name="T9">Instrucciones para aplicaciones de procesamiento digital de señales.</text:span></text:p>
      <text:p text:style-name="P7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1:39:44.070627300</meta:creation-date>
    <dc:date>2022-04-05T15:17:02.149742266</dc:date>
    <meta:editing-duration>PT2H12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44" meta:character-count="1033" meta:non-whitespace-character-count="897"/>
  </office:meta>
</office:document-meta>
</file>